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1" calcext:value-type="float">
            <text:p>321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td oae 502200021532</text:p>
          </table:table-cell>
          <table:table-cell table:style-name="ce49" office:value-type="float" office:value="2023000100" calcext:value-type="float">
            <text:p>20230001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48" office:value-type="float" office:value="321" calcext:value-type="float">
            <text:p>321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764" calcext:value-type="float">
            <text:p>610764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422" calcext:value-type="float">
            <text:p>422</text:p>
          </table:table-cell>
          <table:table-cell table:style-name="ce53" office:value-type="date" office:date-value="2023-02-12" calcext:value-type="date">
            <text:p>12/02/2023</text:p>
          </table:table-cell>
          <table:table-cell table:style-name="ce49" office:value-type="string" calcext:value-type="string">
            <text:p>satd oae 502200021531</text:p>
          </table:table-cell>
          <table:table-cell table:style-name="ce49" office:value-type="float" office:value="2023000101" calcext:value-type="float">
            <text:p>2023000101</text:p>
          </table:table-cell>
          <table:table-cell table:style-name="ce57" office:value-type="float" office:value="230" calcext:value-type="float">
            <text:p>230</text:p>
          </table:table-cell>
          <table:table-cell table:style-name="ce48" office:value-type="float" office:value="422" calcext:value-type="float">
            <text:p>422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/>
          <table:table-cell table:style-name="ce53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0</text:p>
          </table:table-cell>
          <table:table-cell table:style-name="ce49" office:value-type="float" office:value="2023000100" calcext:value-type="float">
            <text:p>2023000100</text:p>
          </table:table-cell>
          <table:table-cell table:style-name="ce57" office:value-type="float" office:value="400" calcext:value-type="float">
            <text:p>400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400" calcext:value-type="float">
            <text:p>400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0</text:p>
          </table:table-cell>
          <table:table-cell table:style-name="ce49" office:value-type="float" office:value="2023000100" calcext:value-type="float">
            <text:p>2023000100</text:p>
          </table:table-cell>
          <table:table-cell table:style-name="ce57"/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400" calcext:value-type="float">
            <text:p>400</text:p>
          </table:table-cell>
          <table:table-cell table:style-name="ce53"/>
          <table:table-cell table:style-name="ce49" office:value-type="string" calcext:value-type="string">
            <text:p>satd oae 502200021530</text:p>
          </table:table-cell>
          <table:table-cell table:style-name="ce49" office:value-type="float" office:value="2023000100" calcext:value-type="float">
            <text:p>2023000100</text:p>
          </table:table-cell>
          <table:table-cell table:style-name="ce57" office:value-type="float" office:value="1679" calcext:value-type="float">
            <text:p>1679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400" calcext:value-type="float">
            <text:p>400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0</text:p>
          </table:table-cell>
          <table:table-cell table:style-name="ce49" office:value-type="float" office:value="2023000100" calcext:value-type="float">
            <text:p>2023000100</text:p>
          </table:table-cell>
          <table:table-cell table:style-name="ce57" office:value-type="float" office:value="1679" calcext:value-type="float">
            <text:p>1679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6</text:p>
          </table:table-cell>
          <table:table-cell table:style-name="ce49" office:value-type="float" office:value="2023000102" calcext:value-type="float">
            <text:p>2023000102</text:p>
          </table:table-cell>
          <table:table-cell table:style-name="ce57" office:value-type="float" office:value="20" calcext:value-type="float">
            <text:p>2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2809" calcext:value-type="float">
            <text:p>642809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110" calcext:value-type="float">
            <text:p>110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td oae 502200021533</text:p>
          </table:table-cell>
          <table:table-cell table:style-name="ce49" office:value-type="float" office:value="2023000103" calcext:value-type="float">
            <text:p>2023000103</text:p>
          </table:table-cell>
          <table:table-cell table:style-name="ce57" office:value-type="float" office:value="130" calcext:value-type="float">
            <text:p>130</text:p>
          </table:table-cell>
          <table:table-cell table:style-name="ce48" office:value-type="float" office:value="110" calcext:value-type="float">
            <text:p>11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9921428" calcext:value-type="float">
            <text:p>399921428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5:14:27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3T10:14:51.825000000</dc:date>
    <meta:editing-duration>PT12H29M46S</meta:editing-duration>
    <meta:editing-cycles>47</meta:editing-cycles>
    <meta:printed-by>Eric Brivoal</meta:printed-by>
    <meta:print-date>2022-09-21T10:18:20.653000000</meta:print-date>
    <meta:document-statistic meta:table-count="1" meta:cell-count="115" meta:object-count="0"/>
  </office:meta>
</office:document-meta>
</file>